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583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64c8b" officeooo:paragraph-rsid="0059d946" style:font-weight-asian="bold" style:font-weight-complex="bold"/>
    </style:style>
    <style:style style:name="P6" style:family="paragraph" style:parent-style-name="Table_20_Contents">
      <style:text-properties officeooo:rsid="005ea628" officeooo:paragraph-rsid="005ea6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59d946"/>
    </style:style>
    <style:style style:name="T4" style:family="text">
      <style:text-properties officeooo:rsid="005c5ea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65960067840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Standard"/>
      <text:p text:style-name="P5">Software <text:span text:style-name="T3">de un</text:span> sistema informáti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365960072736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2. Indica los requisitos mínimos para instalar el sistema <text:span text:style-name="T4">CentOS</text:span> <text:span text:style-name="T4">9</text:span> Stream</text:p>
          </table:table-cell>
        </table:table-row>
        <table:table-row table:style-name="TableLine2365960057504">
          <table:table-cell table:style-name="Tabla9.A2" table:number-columns-spanned="2" office:value-type="string">
            <text:p text:style-name="P6">Memoria: Mínimo 2GB</text:p>
            <text:p text:style-name="P6">Disco: 10 GB de espacio libre</text:p>
            <text:p text:style-name="P6">Procesador: 1.1GHz o más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17T18:03:10.289000000</dc:date>
    <meta:editing-duration>PT8H27M35S</meta:editing-duration>
    <meta:editing-cycles>144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9" meta:word-count="33" meta:character-count="199" meta:non-whitespace-character-count="172"/>
  </office:meta>
</office:document-meta>
</file>